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22pt" fo:font-weight="bold" officeooo:rsid="000ec7d8" officeooo:paragraph-rsid="000ec7d8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fo:font-size="12pt" fo:font-weight="normal" officeooo:rsid="000ec7d8" officeooo:paragraph-rsid="000ec7d8" style:font-size-asian="12pt" style:font-weight-asian="normal" style:font-size-complex="12pt" style:font-weight-complex="normal"/>
    </style:style>
    <style:style style:name="T1" style:family="text">
      <style:text-properties officeooo:rsid="0010373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1) Carlos BORREGO IGLESIAS : <text:span text:style-name="T2">A Mobile Code-based Multi-Routing Protocol Architecture for Delay and Disruption Tolerant Networking</text:span>. Thèse de doctorat, Universitat Autonoma de Barcelona, Bellaterra, janvier 2013.</text:p>
      <text:p text:style-name="P2"/>
      <text:p text:style-name="P2">2) Patrick Th. EUGSTER , Pascal A. FELBER , Rachid GUERRAOUI et Anne-Marie KERMARREC : <text:span text:style-name="T2">The Many Faces of Publish/Subscribe</text:span>. ACM Computing Surveys, <text:span text:style-name="T1">Volume </text:span>35(2):<text:span text:style-name="T1">Page </text:span>114–131, juin 2003.</text:p>
      <text:p text:style-name="P2"/>
      <text:p text:style-name="P2">3) Dominique GUINARD , Vlad TRIFA , Friedemann MATTERN et Erik WILDE : chapitre 5 <text:span text:style-name="T2">From the Internet of Things to the Web of Things</text:span> : Resource Oriented Architecture and Best Practices. Springer, 2011.</text:p>
      <text:p text:style-name="P2"/>
      <text:p text:style-name="P2">4) INTEL : <text:span text:style-name="T2">Developing Solutions for the Internet of Things, 2014</text:span>.</text:p>
      <text:p text:style-name="P2"/>
      <text:p text:style-name="P2">5) Fabian KUHN , Yoram MOSES et Rotem OSHMAN : <text:span text:style-name="T2">Coordinated Consensus in Dynamic Networks</text:span>. In Proceedings of the 30th annual ACM SIGACT-SIGOPS symposium on Principles of distributed computing(PODC’11), San Jose, California, USA, juin 2011. ACM.</text:p>
      <text:p text:style-name="P2"/>
      <text:p text:style-name="P2">6) A. LINDGREN , A DORIA , E DAVIES et GRASIC : <text:span text:style-name="T2">Probabilistic routing protocol for intermittently connected networks</text:span>. RFC 6693, août 2012.</text:p>
      <text:p text:style-name="P2"/>
      <text:p text:style-name="P2">7) Hein MELING , Alberto MONTRESOR , Ozalp BABAOGLU et Bjarne E. HELVIK : Jgroup/ARM : <text:span text:style-name="T2">A Distributed Object Group Platform with Autonomous Replication Management for Dependable Computing</text:span>. Rapport technique, Departement informatique, université de Bologne, 2002.</text:p>
      <text:p text:style-name="P2"/>
      <text:p text:style-name="P2">8) Bertrand MEYER : <text:span text:style-name="T2">Conception et programmation orientées objet. Eyrolles, 2017</text:span>.</text:p>
      <text:p text:style-name="P2"/>
      <text:p text:style-name="P2">9) Daniele MIORANDI , Sabrina SICARI , Francesco DE PELLEGRINI et Imrich CHLAMTAC : <text:span text:style-name="T2">Internet of things</text:span> : Vision, applications and research challenges. Ad Hoc Networks.</text:p>
      <text:p text:style-name="P2"/>
      <text:p text:style-name="P2">10) Alex (Sandy) PENTLAND , Richard FLETCHER et Amir HASSON : <text:span text:style-name="T2">DakNet</text:span> : Rethinking Connectivity in Developing Nations. Computer, 37(1), 2004.</text:p>
      <text:p text:style-name="P2"/>
      <text:p text:style-name="P2">11) Jan S. RELLERMEYER , Gustavo ALONSO et Timothy ROSCOE : <text:span text:style-name="T2">R-OSGi</text:span> : Distributed Applications Through Software Modularization. Pages 1–20, 2007.</text:p>
      <text:p text:style-name="P2"/>
      <text:p text:style-name="P2">12) Lloyd WOOD , Wesley M. EDDY et Peter HOLLIDAY : <text:span text:style-name="T2">A Bundle of Problems</text:span>. In IEEE Aerospace conference. IEEE, décembre 20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21T13:51:49.051706666</dc:date>
    <meta:editing-duration>PT5M27S</meta:editing-duration>
    <meta:editing-cycles>2</meta:editing-cycles>
    <meta:document-statistic meta:table-count="0" meta:image-count="0" meta:object-count="0" meta:page-count="1" meta:paragraph-count="13" meta:word-count="299" meta:character-count="1968" meta:non-whitespace-character-count="1684"/>
  </office:meta>
</office:document-meta>
</file>